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54pt" style:text-underline-style="solid" style:text-underline-width="auto" style:text-underline-color="font-color" style:font-size-asian="54pt" style:font-size-complex="54pt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style:text-underline-style="none" officeooo:paragraph-rsid="00049870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style:text-underline-style="none" officeooo:rsid="00049870" officeooo:paragraph-rsid="00049870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fo:font-size="12pt" style:text-underline-style="none" officeooo:rsid="00049870" officeooo:paragraph-rsid="0005dd01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1" style:family="text">
      <style:text-properties officeooo:rsid="00049870"/>
    </style:style>
    <style:style style:name="T2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>Cahier</text:p>
      <text:p text:style-name="P1">des Charges</text:p>
      <text:p text:style-name="P1"/>
      <text:p text:style-name="P1"/>
      <text:p text:style-name="P1"/>
      <text:p text:style-name="P1"/>
      <text:p text:style-name="P8"><text:span text:style-name="T1">Saliaj Adrian</text:span></text:p>
      <text:p text:style-name="P9">Drame Arouna</text:p>
      <text:p text:style-name="P10">Benhachani Mohamed</text:p>
      <text:p text:style-name="P10">Kustul Kudret</text:p>
      <text:p text:style-name="P2"/>
      <text:p text:style-name="P2"/>
      <text:p text:style-name="P12"/>
      <text:p text:style-name="P12"><text:soft-page-break/>Sommaire :</text:p>
      <text:p text:style-name="P2"/>
      <text:p text:style-name="P8"><text:tab/></text:p>
      <text:p text:style-name="P8"/>
      <text:p text:style-name="P8"/>
      <text:p text:style-name="P8"/>
      <text:p text:style-name="P8"/>
      <text:p text:style-name="P8"><text:span text:style-name="T3"><text:tab/></text:span><text:span text:style-name="T2">1-Présentation de l'entreprise</text:span></text:p>
      <text:p text:style-name="P8"/>
      <text:p text:style-name="P8"><text:span text:style-name="T3"><text:tab/></text:span></text:p>
      <text:p text:style-name="P8"/>
      <text:p text:style-name="P8"><text:span text:style-name="T3"><text:tab/></text:span><text:span text:style-name="T2">2-Présentation du projet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/>
      <text:p text:style-name="P6"/>
      <text:p text:style-name="P6"/>
      <text:p text:style-name="P6"/>
      <text:p text:style-name="P6">1-Présentation de l'entreprise</text:p>
      <text:p text:style-name="P6"/>
      <text:p text:style-name="P5">Nom de l'entreprise:Entre-Chamô</text:p>
      <text:p text:style-name="P5">Nombre de salariés:4</text:p>
      <text:p text:style-name="P5">Produits et services vendus : Pentago,worldline,entre-ados,eternal_unity_gamers</text:p>
      <text:p text:style-name="P5"/>
      <text:p text:style-name="P5"/>
      <text:p text:style-name="P5"/>
      <text:p text:style-name="P6">2-Présentation du projet</text:p>
      <text:p text:style-name="P6"/>
      <text:p text:style-name="P3">Quelles sont les attentes ?</text:p>
      <text:p text:style-name="P3"/>
      <text:p text:style-name="P5">Réalisation d'une libraire qui va permettre de gérer des matrice creuses.</text:p>
      <text:p text:style-name="P5">Cette librairie va permettre d'effectuer des opérations de bases sur les matrices.<text:line-break/></text:p>
      <text:p text:style-name="P3">Quel est le contexte du projet ?De quel besoin est né le projet ?</text:p>
      <text:p text:style-name="P5"/>
      <text:p text:style-name="P5">Pouvoir gérer des matrices de très grandes tailles sans gaspiller de la mémoire en stockant des valeurs inutiles .</text:p>
      <text:p text:style-name="P5"/>
      <text:p text:style-name="P5"/>
      <text:p text:style-name="P5"/>
      <text:p text:style-name="P5"/>
      <text:p text:style-name="P3">2.1 Comité de pilotage</text:p>
      <text:p text:style-name="P3"/>
      <text:p text:style-name="P5"><text:span text:style-name="T1">Gestion des opérations Arithmétique et interface avec l'utilisateur</text:span> : BENHACHANI Mohamed</text:p>
      <text:p text:style-name="P5">Lecture/écriture: DRAME <text:s/>Arouna et SALIAJ Adrian</text:p>
      <text:p text:style-name="P5">Opération ( + , * , ^,...): SALIAJ Adrian et DRAME Arouna</text:p>
      <text:p text:style-name="P5">Test finaux <text:span text:style-name="T1">et création de matrice aléatoire</text:span> : <text:span text:style-name="T1">on c'est pas nous aussi</text:span></text:p>
      <text:p text:style-name="P5"/>
      <text:p text:style-name="P3">2.2 Objectif de la librairie</text:p>
      <text:p text:style-name="P5"/>
      <text:p text:style-name="P5">Gérer des matrices creuses de manière optimale.Ces matrices seront stockés dans un fichier .</text:p>
      <text:p text:style-name="P5"/>
      <text:p text:style-name="P5"/>
      <text:p text:style-name="P3">2.3 A qui s'adresse la librairie</text:p>
      <text:p text:style-name="P5"/>
      <text:p text:style-name="P5"><text:soft-page-break/>Cette librairie s'adresse aux développeurs qui ont besoin de gérer des matrices creuses.</text:p>
      <text:p text:style-name="P5"/>
      <text:p text:style-name="P3">2.4 Fonctionnalités</text:p>
      <text:p text:style-name="P3"/>
      <text:p text:style-name="P5">Multiplier deux matrices terme à terme</text:p>
      <text:p text:style-name="P5">Faire le produit matricielles</text:p>
      <text:p text:style-name="P5">Faire l'addition de deux matrices </text:p>
      <text:p text:style-name="P5">Calculer la transposé d'une matrices</text:p>
      <text:p text:style-name="P5"/>
      <text:p text:style-name="P5">Évaluer des expression contenant les opérations précédentes.</text:p>
      <text:p text:style-name="P5"/>
      <text:p text:style-name="P3">2.7 Langage</text:p>
      <text:p text:style-name="P5"/>
      <text:p text:style-name="P5">Le seul langage utilisé est le C++ </text:p>
      <text:p text:style-name="P5"/>
      <text:p text:style-name="P3">3-Planning</text:p>
      <text:p text:style-name="P5"/>
      <text:p text:style-name="P5">Fin du projet prévue pour : 18/05/2016</text:p>
      <text:p text:style-name="P3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udret </meta:initial-creator>
    <meta:creation-date>2016-05-09T14:48:07.93</meta:creation-date>
    <dc:date>2016-05-19T15:28:09.709019169</dc:date>
    <meta:editing-duration>PT16M30S</meta:editing-duration>
    <meta:editing-cycles>3</meta:editing-cycles>
    <meta:generator>LibreOffice/4.2.8.2$Linux_X86_64 LibreOffice_project/420m0$Build-2</meta:generator>
    <meta:document-statistic meta:table-count="0" meta:image-count="0" meta:object-count="0" meta:page-count="4" meta:paragraph-count="40" meta:word-count="228" meta:character-count="1522" meta:non-whitespace-character-count="1324"/>
  </office:meta>
</office:document-meta>
</file>